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able_20_Contents">
      <style:paragraph-properties fo:text-align="center" style:justify-single-word="false"/>
      <style:text-properties style:font-name="Arial Black" fo:font-size="10pt" style:font-size-asian="10pt" style:font-size-complex="10pt"/>
    </style:style>
    <style:style style:name="P43" style:family="paragraph" style:parent-style-name="Table_20_Contents">
      <style:text-properties fo:font-size="10pt" style:font-size-asian="10pt" style:font-size-complex="10pt"/>
    </style:style>
    <style:style style:name="P44" style:family="paragraph" style:parent-style-name="Text_20_body" style:master-page-name="Standard">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5">
      <style:paragraph-properties fo:text-align="justify" style:justify-single-word="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8">
      <style:paragraph-properties fo:text-align="justify" style:justify-single-word="false"/>
    </style:style>
    <style:style style:name="P51" style:family="paragraph" style:parent-style-name="Text_20_body" style:list-style-name="L10">
      <style:paragraph-properties fo:text-align="justify" style:justify-single-word="false"/>
    </style:style>
    <style:style style:name="P52" style:family="paragraph" style:parent-style-name="Text_20_body" style:list-style-name="L11">
      <style:paragraph-properties fo:text-align="justify" style:justify-single-word="false"/>
    </style:style>
    <style:style style:name="P53" style:family="paragraph" style:parent-style-name="Text_20_body" style:list-style-name="L12">
      <style:paragraph-properties fo:text-align="justify" style:justify-single-word="false"/>
    </style:style>
    <style:style style:name="P54" style:family="paragraph" style:parent-style-name="Text_20_body" style:list-style-name="L13">
      <style:paragraph-properties fo:text-align="justify" style:justify-single-word="false"/>
    </style:style>
    <style:style style:name="P55" style:family="paragraph" style:parent-style-name="Text_20_body" style:list-style-name="L14">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0</text:p>
          <text:p text:style-name="P36">The Class Tree<text:tab/>21</text:p>
          <text:p text:style-name="P37">A Brief Overview<text:tab/>21</text:p>
          <text:p text:style-name="P36">Method Mapping<text:tab/>23</text:p>
          <text:p text:style-name="P36">Routing<text:tab/>24</text:p>
          <text:p text:style-name="P37">Routing Internals<text:tab/>25</text:p>
          <text:p text:style-name="P36">Handling Exceptions<text:tab/>27</text:p>
          <text:p text:style-name="P37">fOOrth Native Exception Codes:<text:tab/>27</text:p>
          <text:p text:style-name="P36">Array<text:tab/>28</text:p>
          <text:p text:style-name="P37">Array Literals<text:tab/>28</text:p>
          <text:p text:style-name="P37">Class Methods<text:tab/>28</text:p>
          <text:p text:style-name="P37">Instance Methods<text:tab/>28</text:p>
          <text:p text:style-name="P37">See Also<text:tab/>28</text:p>
          <text:p text:style-name="P36">Class<text:tab/>29</text:p>
          <text:p text:style-name="P37">Instance Methods<text:tab/>29</text:p>
          <text:p text:style-name="P37">See Also<text:tab/>29</text:p>
          <text:p text:style-name="P36">Complex<text:tab/>30</text:p>
          <text:p text:style-name="P37">Complex Literals<text:tab/>30</text:p>
          <text:p text:style-name="P37">Instance Methods<text:tab/>31</text:p>
          <text:p text:style-name="P37">Instance Stubs<text:tab/>31</text:p>
          <text:p text:style-name="P37">See Also<text:tab/>31</text:p>
          <text:p text:style-name="P36">Exception<text:tab/>32</text:p>
          <text:p text:style-name="P36">FalseClass<text:tab/>33</text:p>
          <text:p text:style-name="P37">Instance Methods<text:tab/>33</text:p>
          <text:p text:style-name="P37">See Also<text:tab/>33</text:p>
          <text:p text:style-name="P36">Float<text:tab/>35</text:p>
          <text:p text:style-name="P37">Float Literals<text:tab/>35</text:p>
          <text:p text:style-name="P37">See Also<text:tab/>35</text:p>
          <text:p text:style-name="P36">Hash<text:tab/>36</text:p>
          <text:p text:style-name="P37">Hash Literals<text:tab/>36</text:p>
          <text:p text:style-name="P37">Instance Methods<text:tab/>36</text:p>
          <text:p text:style-name="P37">See Also<text:tab/>36</text:p>
          <text:p text:style-name="P36">InStream<text:tab/>37</text:p>
          <text:p text:style-name="P37">Class Methods<text:tab/>37</text:p>
          <text:p text:style-name="P37">Instance Methods<text:tab/>37</text:p>
          <text:p text:style-name="P37">See Also<text:tab/>37</text:p>
          <text:p text:style-name="P36">Integer<text:tab/>38</text:p>
          <text:p text:style-name="P37">Integer Literals<text:tab/>38</text:p>
          <text:p text:style-name="P37">Instance Methods<text:tab/>38</text:p>
          <text:p text:style-name="P37">See Also<text:tab/>38</text:p>
          <text:p text:style-name="P36">MaxNumeric<text:tab/>40</text:p>
          <text:p text:style-name="P36">MinNumeric<text:tab/>41</text:p>
          <text:p text:style-name="P36">NilClass<text:tab/>42</text:p>
          <text:p text:style-name="P37">Instance Methods<text:tab/>42</text:p>
          <text:p text:style-name="P37">See Also<text:tab/>42</text:p>
          <text:p text:style-name="P36">Numeric<text:tab/>43</text:p>
          <text:p text:style-name="P37">Instance Methods<text:tab/>43</text:p>
          <text:p text:style-name="P37">See Also<text:tab/>43</text:p>
          <text:p text:style-name="P36">Object<text:tab/>44</text:p>
          <text:p text:style-name="P37">Instance Methods<text:tab/>44</text:p>
          <text:p text:style-name="P37">See Also<text:tab/>53</text:p>
          <text:p text:style-name="P36">OutStream<text:tab/>54</text:p>
          <text:p text:style-name="P37">Class Methods<text:tab/>54</text:p>
          <text:p text:style-name="P37">Instance Methods<text:tab/>54</text:p>
          <text:p text:style-name="P37">Class Stubs<text:tab/>54</text:p>
          <text:p text:style-name="P37">See Also<text:tab/>54</text:p>
          <text:p text:style-name="P36">Procedure<text:tab/>55</text:p>
          <text:p text:style-name="P37">Procedure Literals<text:tab/>55</text:p>
          <text:p text:style-name="P37">Instance Methods<text:tab/>55</text:p>
          <text:p text:style-name="P37">See Also<text:tab/>55</text:p>
          <text:p text:style-name="P36"><text:soft-page-break/>Queue<text:tab/>56</text:p>
          <text:p text:style-name="P37">Instance Methods<text:tab/>56</text:p>
          <text:p text:style-name="P37">See Also<text:tab/>56</text:p>
          <text:p text:style-name="P36">Rational<text:tab/>57</text:p>
          <text:p text:style-name="P37">Rational Literals<text:tab/>57</text:p>
          <text:p text:style-name="P37">Instance Methods<text:tab/>57</text:p>
          <text:p text:style-name="P37">See Also<text:tab/>58</text:p>
          <text:p text:style-name="P36">Stack<text:tab/>59</text:p>
          <text:p text:style-name="P37">Instance Methods<text:tab/>59</text:p>
          <text:p text:style-name="P37">See Also<text:tab/>59</text:p>
          <text:p text:style-name="P36">String<text:tab/>60</text:p>
          <text:p text:style-name="P37">String Literals<text:tab/>60</text:p>
          <text:p text:style-name="P37">Instance Methods<text:tab/>60</text:p>
          <text:p text:style-name="P37">See Also<text:tab/>60</text:p>
          <text:p text:style-name="P36">Thread<text:tab/>61</text:p>
          <text:p text:style-name="P37">Class Methods<text:tab/>61</text:p>
          <text:p text:style-name="P37">Instance Methods<text:tab/>61</text:p>
          <text:p text:style-name="P37">See Also<text:tab/>61</text:p>
          <text:p text:style-name="P36">TrueClass<text:tab/>62</text:p>
          <text:p text:style-name="P37">See Also<text:tab/>62</text:p>
          <text:p text:style-name="P36">VirtualMachine<text:tab/>63</text:p>
          <text:p text:style-name="P37">Instance Methods<text:tab/>63</text:p>
          <text:p text:style-name="P37">Commands<text:tab/>65</text:p>
          <text:p text:style-name="P37">See Also<text:tab/>66</text:p>
          <text:p text:style-name="P36">Appendix A – Symbol Glossary<text:tab/>67</text:p>
          <text:p text:style-name="P36">Appendix B – Regular Expressions<text:tab/>69</text:p>
          <text:p text:style-name="P36">Edit History:<text:tab/>71</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737313263542642151" text:style-name="L1">
        <text:list-item>
          <text:p text:style-name="P45">A Simple, Easy-to-Understand syntax that is none the less, Expressive and Compact:</text:p>
        </text:list-item>
      </text:list>
      <text:list xml:id="list3859331756934910845" text:style-name="L2">
        <text:list-item>
          <text:list>
            <text:list-item>
              <text:p text:style-name="P46">Source code in fOOrth is free-form with no line oriented limitations or rules.</text:p>
            </text:list-item>
            <text:list-item>
              <text:p text:style-name="P46">Support is given to the easy representation of common literal data such as strings, integers, floating point numbers, rational numbers, and complex numbers.</text:p>
            </text:list-item>
          </text:list>
        </text:list-item>
      </text:list>
      <text:list xml:id="list32274068" text:continue-list="list5737313263542642151" text:style-name="L1">
        <text:list-item>
          <text:p text:style-name="P45">Safe Data and Data Structures:</text:p>
        </text:list-item>
      </text:list>
      <text:list xml:id="list9216997736517313500" text:style-name="L3">
        <text:list-item>
          <text:list>
            <text:list-item>
              <text:p text:style-name="P47">Simple, reliable arithmetic. In fOOrth, integer operations never overflow. Rational <text:soft-page-break/>values can be represented exactly, complex numbers are supported, and conversions between numeric types are simple.</text:p>
            </text:list-item>
            <text:list-item>
              <text:p text:style-name="P47">Strings grow as needed without the need to allocate space or worry about overflow.</text:p>
            </text:list-item>
            <text:list-item>
              <text:p text:style-name="P47">Data containers such as arrays and hashes grow as needed. Out of range subscripts cannot access undefined memory regions. </text:p>
            </text:list-item>
          </text:list>
        </text:list-item>
      </text:list>
      <text:list xml:id="list32286067" text:continue-list="list32274068" text:style-name="L1">
        <text:list-item>
          <text:p text:style-name="P45">Message Passing:</text:p>
        </text:list-item>
      </text:list>
      <text:list xml:id="list1194502184031951248" text:style-name="L4">
        <text:list-item>
          <text:list>
            <text:list-item>
              <text:p text:style-name="P56">In fOOrth all actions take the form of messages sent to a receiver.</text:p>
            </text:list-item>
            <text:list-item>
              <text:p text:style-name="P56">The routing of messages is specified by the exact type of the message.</text:p>
            </text:list-item>
            <text:list-item>
              <text:p text:style-name="P56">Message receivers include data items on the stack as well as the virtual machine object associated with the current thread of execution.</text:p>
            </text:list-item>
            <text:list-item>
              <text:p text:style-name="P56">Messages for which no routing specification can be found, generate an error at compile time.</text:p>
            </text:list-item>
          </text:list>
        </text:list-item>
      </text:list>
      <text:list xml:id="list32291097" text:continue-list="list32286067" text:style-name="L1">
        <text:list-item>
          <text:p text:style-name="P45">Object Oriented Design:</text:p>
        </text:list-item>
      </text:list>
      <text:list xml:id="list8012647242846082785" text:style-name="L5">
        <text:list-item>
          <text:list>
            <text:list-item>
              <text:p text:style-name="P48">Support class based inheritance, with a non-cyclic (single inheritance) tree derived from a common base Object class.</text:p>
            </text:list-item>
            <text:list-item>
              <text:p text:style-name="P57">Support late binding and polymorphism through message interface compatibility or “duck” typing.</text:p>
            </text:list-item>
          </text:list>
        </text:list-item>
      </text:list>
      <text:list xml:id="list32282706" text:continue-list="list32291097" text:style-name="L1">
        <text:list-item>
          <text:p text:style-name="P45">Meta programming: </text:p>
        </text:list-item>
      </text:list>
      <text:list xml:id="list2932491238899426763" text:style-name="L6">
        <text:list-item>
          <text:list>
            <text:list-item>
              <text:p text:style-name="P58">Support extensible language constructs by making the compiler an accessible part of the system.</text:p>
            </text:list-item>
          </text:list>
        </text:list-item>
      </text:list>
      <text:list xml:id="list32275288" text:continue-list="list32282706" text:style-name="L1">
        <text:list-item>
          <text:p text:style-name="P45">Reliability:</text:p>
        </text:list-item>
      </text:list>
      <text:list xml:id="list7130410132016440331" text:style-name="L7">
        <text:list-item>
          <text:list>
            <text:list-item>
              <text:p text:style-name="P59">Errors should be detected as soon as possible. </text:p>
            </text:list-item>
            <text:list-item>
              <text:p text:style-name="P59">Language constructs should not be designed in a way that causes simple coding errors to spin off into infinite loops. </text:p>
            </text:list-item>
          </text:list>
        </text:list-item>
      </text:list>
      <text:list xml:id="list32285346" text:continue-list="list32275288" text:style-name="L1">
        <text:list-item>
          <text:p text:style-name="P49">Building on the host language:</text:p>
        </text:list-item>
      </text:list>
      <text:list xml:id="list7088876804891296060" text:style-name="L8">
        <text:list-item>
          <text:list>
            <text:list-item>
              <text:p text:style-name="P5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2066172"/>Thanks<text:alphabetical-index-mark-end text:id="IMark10206617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18326522789042195" text:style-name="L9">
        <text:list-item>
          <text:p text:style-name="P60">ruby 1.9.3p484 (2013-11-22) [i386-mingw32]</text:p>
        </text:list-item>
        <text:list-item>
          <text:p text:style-name="P60">ruby 2.1.5p273 (2014-11-13 revision 48405) [i386-mingw32]</text:p>
        </text:list-item>
        <text:list-item>
          <text:p text:style-name="P60">Rubinius – to be tested!</text:p>
        </text:list-item>
        <text:list-item>
          <text:p text:style-name="P6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2066172"/>Rake<text:alphabetical-index-mark-end text:id="IMark10206617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2066172"/>Demo.rb<text:alphabetical-index-mark-end text:id="IMark1020661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02001872"/>drop<text:alphabetical-index-mark-end text:id="IMark10200187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2001872"/>dup<text:alphabetical-index-mark-end text:id="IMark10200187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02001872"/>nip<text:alphabetical-index-mark-end text:id="IMark10200187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2001872"/>over<text:alphabetical-index-mark-end text:id="IMark10200187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02001872"/>pick<text:alphabetical-index-mark-end text:id="IMark10200187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2001872"/>swap<text:alphabetical-index-mark-end text:id="IMark10200187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02001872"/>tuck<text:alphabetical-index-mark-end text:id="IMark10200187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851965697056479536" text:style-name="L10">
        <text:list-item>
          <text:p text:style-name="P51">To store return addresses for word calls. In fOOrth this is handled by the Ruby virtual machine.</text:p>
        </text:list-item>
        <text:list-item>
          <text:p text:style-name="P51">To store context for control structures. In fOOrth the context mechanism provides for a far richer and more reliable set of control, compile, and data structures.</text:p>
        </text:list-item>
        <text:list-item>
          <text:p text:style-name="P5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2007668"/>Classes<text:alphabetical-index-mark-end text:id="IMark10200766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2007668"/>Inheritance<text:alphabetical-index-mark-end text:id="IMark10200766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2007668"/>Methods<text:alphabetical-index-mark-end text:id="IMark102007668"/></text:h>
      <text:p text:style-name="P3">All code in fOOrth is contained in methods. A method is a fragment of code that an object uses to respond to a message that has been sent to that object. In fOOrth there are three sorts of methods:</text:p>
      <text:list xml:id="list5087906505505847059" text:style-name="L11">
        <text:list-item>
          <text:p text:style-name="P52">Shared: Methods that are common to all instances of the class that contains them.</text:p>
        </text:list-item>
        <text:list-item>
          <text:p text:style-name="P52">Exclusive: Methods that are defined for one and only one object (and all of its clones that are created <text:span text:style-name="T2">after</text:span> the exclusive method is defined.).</text:p>
        </text:list-item>
        <text:list-item>
          <text:p text:style-name="P52">Local: Methods that are created in a context and are accessible only in that context. When the context concludes, these methods are no longer accessible.</text:p>
        </text:list-item>
      </text:list>
      <text:h text:style-name="Heading_20_3" text:outline-level="3"><text:alphabetical-index-mark-start text:id="IMark102037208"/>Late Binding<text:alphabetical-index-mark-end text:id="IMark102037208"/> and <text:alphabetical-index-mark-start text:id="IMark102037304"/>Polymorphism<text:alphabetical-index-mark-end text:id="IMark10203730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2037304"/>Method Mapping<text:alphabetical-index-mark-end text:id="IMark10203730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276914701196221932" text:style-name="L12">
        <text:list-item>
          <text:p text:style-name="P53">The strings used by fOOrth needed to be converted to Ruby symbols to allow code to be executed in Ruby.</text:p>
        </text:list-item>
        <text:list-item>
          <text:p text:style-name="P5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2037208"/>SymbolMap<text:alphabetical-index-mark-end text:id="IMark102037208"/> class. This class creates mappings in one of two ways:</text:p>
      <text:list xml:id="list7123034661187082639" text:style-name="L13">
        <text:list-item>
          <text:p text:style-name="P5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2037208"/>Routing<text:alphabetical-index-mark-end text:id="IMark1020372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676797220818219452" text:style-name="L14">
        <text:list-item>
          <text:p text:style-name="P55">The defining word used to create the method.</text:p>
        </text:list-item>
        <text:list-item>
          <text:p text:style-name="P55">The receiver of the defining word used to create the method.</text:p>
        </text:list-item>
        <text:list-item>
          <text:p text:style-name="P5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02001872"/>:<text:alphabetical-index-mark-end text:id="IMark102001872"/></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02001872"/>.:<text:alphabetical-index-mark-end text:id="IMark102001872"/></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02001872"/>.::<text:alphabetical-index-mark-end text:id="IMark102001872"/></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2037880"/>do_map_name<text:alphabetical-index-mark-end text:id="IMark10203788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02037880"/>Array<text:alphabetical-index-mark-end text:id="IMark10203788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2037880"/>Class<text:alphabetical-index-mark-end text:id="IMark10203788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2037880"/>Complex<text:alphabetical-index-mark-end text:id="IMark10203788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2037736"/>.cbrt<text:alphabetical-index-mark-end text:id="IMark10203773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02037832"/>.e**<text:alphabetical-index-mark-end text:id="IMark10203783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02037736"/>.split<text:alphabetical-index-mark-end text:id="IMark10203773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2037832"/>.sqrt<text:alphabetical-index-mark-end text:id="IMark10203783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2038216"/>Exception<text:alphabetical-index-mark-end text:id="IMark102038216"/></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02038216"/>FalseClass<text:alphabetical-index-mark-end text:id="IMark10203821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2037832"/>&amp;&amp;<text:alphabetical-index-mark-end text:id="IMark10203783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2037832"/>^^<text:alphabetical-index-mark-end text:id="IMark10203783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2037832"/>||<text:alphabetical-index-mark-end text:id="IMark10203783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2038216"/>Float<text:alphabetical-index-mark-end text:id="IMark10203821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2038600"/>Hash<text:alphabetical-index-mark-end text:id="IMark10203860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2038600"/>InStream<text:alphabetical-index-mark-end text:id="IMark10203860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2038600"/>Integer<text:alphabetical-index-mark-end text:id="IMark10203860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92136212"/><text:alphabetical-index-mark-start text:id="IMark102038888"/>MaxNumeric<text:alphabetical-index-mark-end text:id="IMark102038888"/><text:alphabetical-index-mark-end text:id="IMark19213621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92136212"/><text:alphabetical-index-mark-start text:id="IMark102038888"/>MinNumeric<text:alphabetical-index-mark-end text:id="IMark102038888"/><text:alphabetical-index-mark-end text:id="IMark19213621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92136212"/><text:alphabetical-index-mark-start text:id="IMark102038888"/><text:alphabetical-index-mark-start text:id="IMark102038840"/>NilClass<text:alphabetical-index-mark-end text:id="IMark102038840"/><text:alphabetical-index-mark-end text:id="IMark102038888"/><text:alphabetical-index-mark-end text:id="IMark19213621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2038600"/>&amp;&amp;<text:alphabetical-index-mark-end text:id="IMark10203860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2038600"/>^^<text:alphabetical-index-mark-end text:id="IMark10203860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2038600"/>||<text:alphabetical-index-mark-end text:id="IMark10203860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92136212"/>Numeric<text:alphabetical-index-mark-end text:id="IMark19213621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92136212"/>Object<text:alphabetical-index-mark-end text:id="IMark19213621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2038600"/>&amp;&amp;<text:alphabetical-index-mark-end text:id="IMark10203860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2038600"/>)methods<text:alphabetical-index-mark-end text:id="IMark10203860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2038600"/>.<text:alphabetical-index-mark-end text:id="IMark10203860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2038600"/>.::<text:alphabetical-index-mark-end text:id="IMark10203860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2038600"/>inst:<text:alphabetical-index-mark-end text:id="IMark10203860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2038600"/>local:<text:alphabetical-index-mark-end text:id="IMark10203860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2038600"/>super<text:alphabetical-index-mark-end text:id="IMark10203860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2038600"/>;<text:alphabetical-index-mark-end text:id="IMark10203860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2038600"/>.class<text:alphabetical-index-mark-end text:id="IMark102038600"/>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2038600"/>.clone<text:alphabetical-index-mark-end text:id="IMark10203860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2038600"/>.copy<text:alphabetical-index-mark-end text:id="IMark10203860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2038600"/>.init<text:alphabetical-index-mark-end text:id="IMark10203860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2038600"/>.is_class?<text:alphabetical-index-mark-end text:id="IMark10203860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2038600"/>.name<text:alphabetical-index-mark-end text:id="IMark10203860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2038600"/>.strlen<text:alphabetical-index-mark-end text:id="IMark10203860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2038600"/>.to_f<text:alphabetical-index-mark-end text:id="IMark10203860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2038600"/>.to_f!<text:alphabetical-index-mark-end text:id="IMark10203860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2038600"/>.to_i<text:alphabetical-index-mark-end text:id="IMark10203860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2038600"/>.to_i!<text:alphabetical-index-mark-end text:id="IMark10203860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92137700"/>.to_n<text:alphabetical-index-mark-end text:id="IMark19213770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92137700"/>.to_n!<text:alphabetical-index-mark-end text:id="IMark19213770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92137700"/>.to_r<text:alphabetical-index-mark-end text:id="IMark19213770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92137700"/>.to_r!<text:alphabetical-index-mark-end text:id="IMark19213770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92137700"/>.to_s<text:alphabetical-index-mark-end text:id="IMark19213770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92137700"/>.to_x<text:alphabetical-index-mark-end text:id="IMark19213770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92137700"/>.to_x!<text:alphabetical-index-mark-end text:id="IMark19213770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92137700"/>&lt;&gt;<text:alphabetical-index-mark-end text:id="IMark19213770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92137700"/>=<text:alphabetical-index-mark-end text:id="IMark19213770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92137700"/>^^<text:alphabetical-index-mark-end text:id="IMark19213770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92137700"/>distinct?<text:alphabetical-index-mark-end text:id="IMark19213770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92137700"/>identical?<text:alphabetical-index-mark-end text:id="IMark19213770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92137700"/>max<text:alphabetical-index-mark-end text:id="IMark19213770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92137700"/>min<text:alphabetical-index-mark-end text:id="IMark1921377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92137700"/>nil&lt;&gt;<text:alphabetical-index-mark-end text:id="IMark19213770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92137700"/>nil=<text:alphabetical-index-mark-end text:id="IMark19213770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92137700"/>not<text:alphabetical-index-mark-end text:id="IMark19213770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92137700"/>||<text:alphabetical-index-mark-end text:id="IMark19213770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92136212"/>OutStream<text:alphabetical-index-mark-end text:id="IMark19213621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92136212"/>Procedure<text:alphabetical-index-mark-end text:id="IMark19213621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92136212"/>Queue<text:alphabetical-index-mark-end text:id="IMark19213621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92136212"/>Rational<text:alphabetical-index-mark-end text:id="IMark19213621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2038792"/>.split<text:alphabetical-index-mark-end text:id="IMark1020387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2064348"/>Stack<text:alphabetical-index-mark-end text:id="IMark10206434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2064348"/>String<text:alphabetical-index-mark-end text:id="IMark10206434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2064348"/>Thread<text:alphabetical-index-mark-end text:id="IMark10206434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2064348"/><text:alphabetical-index-mark-start text:id="IMark102064300"/><text:alphabetical-index-mark-start text:id="IMark102064252"/>TrueClass<text:alphabetical-index-mark-end text:id="IMark102064252"/><text:alphabetical-index-mark-end text:id="IMark102064300"/><text:alphabetical-index-mark-end text:id="IMark10206434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02064348"/>VirtualMachine<text:alphabetical-index-mark-end text:id="IMark10206434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2064348"/>Commands<text:alphabetical-index-mark-end text:id="IMark10206434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rray<text:tab/>28</text:p>
          <text:p text:style-name="P39">C</text:p>
          <text:p text:style-name="P38">Class<text:tab/>29</text:p>
          <text:p text:style-name="P38">Classes<text:tab/>21</text:p>
          <text:p text:style-name="P38">Commands<text:tab/>65</text:p>
          <text:p text:style-name="P38">Complex<text:tab/>30</text:p>
          <text:p text:style-name="P39">D</text:p>
          <text:p text:style-name="P38">Demo.rb<text:tab/>11</text:p>
          <text:p text:style-name="P38">distinct?<text:tab/>51</text:p>
          <text:p text:style-name="P38">do_map_name<text:tab/>25</text:p>
          <text:p text:style-name="P38">drop<text:tab/>18</text:p>
          <text:p text:style-name="P38">dup<text:tab/>18</text:p>
          <text:p text:style-name="P39">E</text:p>
          <text:p text:style-name="P38">Exception<text:tab/>32</text:p>
          <text:p text:style-name="P39">F</text:p>
          <text:p text:style-name="P38">FalseClass<text:tab/>33</text:p>
          <text:p text:style-name="P38">Float<text:tab/>35</text:p>
          <text:p text:style-name="P39">H</text:p>
          <text:p text:style-name="P38">Hash<text:tab/>36</text:p>
          <text:p text:style-name="P39">I</text:p>
          <text:p text:style-name="P38">identical?<text:tab/>52</text:p>
          <text:p text:style-name="P38">Inheritance<text:tab/>22</text:p>
          <text:p text:style-name="P38">inst:<text:tab/>45</text:p>
          <text:p text:style-name="P38">InStream<text:tab/>37</text:p>
          <text:p text:style-name="P38">Integer<text:tab/>38</text:p>
          <text:p text:style-name="P39">L</text:p>
          <text:p text:style-name="P38">Late Binding<text:tab/>22</text:p>
          <text:p text:style-name="P38">local:<text:tab/>45</text:p>
          <text:p text:style-name="P39">M</text:p>
          <text:p text:style-name="P38">max<text:tab/>52</text:p>
          <text:p text:style-name="P38">MaxNumeric<text:tab/>40</text:p>
          <text:p text:style-name="P38">Method Mapping<text:tab/>23</text:p>
          <text:p text:style-name="P38">Methods<text:tab/>22</text:p>
          <text:p text:style-name="P38">min<text:tab/>52</text:p>
          <text:p text:style-name="P38">MinNumeric<text:tab/>41</text:p>
          <text:p text:style-name="P39">N</text:p>
          <text:p text:style-name="P38">nil&lt;&gt;<text:tab/>53</text:p>
          <text:p text:style-name="P38">nil=<text:tab/>53</text:p>
          <text:p text:style-name="P38">NilClass<text:tab/>42</text:p>
          <text:p text:style-name="P38">nip<text:tab/>18</text:p>
          <text:p text:style-name="P38">not<text:tab/>53</text:p>
          <text:p text:style-name="P38">Numeric<text:tab/>43</text:p>
          <text:p text:style-name="P39">O</text:p>
          <text:p text:style-name="P38">Object<text:tab/>44</text:p>
          <text:p text:style-name="P38">OutStream<text:tab/>54</text:p>
          <text:p text:style-name="P38">over<text:tab/>18</text:p>
          <text:p text:style-name="P39">P</text:p>
          <text:p text:style-name="P38">pick<text:tab/>18</text:p>
          <text:p text:style-name="P38">Polymorphism<text:tab/>22</text:p>
          <text:p text:style-name="P38">Procedure<text:tab/>55</text:p>
          <text:p text:style-name="P39">Q</text:p>
          <text:p text:style-name="P38">Queue<text:tab/>56</text:p>
          <text:p text:style-name="P39">R</text:p>
          <text:p text:style-name="P38">Rake<text:tab/>11</text:p>
          <text:p text:style-name="P38">Rational<text:tab/>57</text:p>
          <text:p text:style-name="P38">Routing<text:tab/>24</text:p>
          <text:p text:style-name="P39">S</text:p>
          <text:p text:style-name="P38">Stack<text:tab/>59</text:p>
          <text:p text:style-name="P38">String<text:tab/>60</text:p>
          <text:p text:style-name="P38">super<text:tab/>45</text:p>
          <text:p text:style-name="P38">swap<text:tab/>19</text:p>
          <text:p text:style-name="P38">SymbolMap<text:tab/>23</text:p>
          <text:p text:style-name="P39">T</text:p>
          <text:p text:style-name="P38">Thanks<text:tab/>9</text:p>
          <text:p text:style-name="P38">Thread<text:tab/>61</text:p>
          <text:p text:style-name="P38">TrueClass<text:tab/>62</text:p>
          <text:p text:style-name="P38">tuck<text:tab/>19</text:p>
          <text:p text:style-name="P39">V</text:p>
          <text:p text:style-name="P38">VirtualMachine<text:tab/>63</text:p>
          <text:p text:style-name="P39">^</text:p>
          <text:p text:style-name="P38">^^<text:tab/>33, 42, 51</text:p>
          <text:p text:style-name="P39">;</text:p>
          <text:p text:style-name="P38">;<text:tab/>45</text:p>
          <text:p text:style-name="P39">:</text:p>
          <text:p text:style-name="P38">:<text:tab/>24</text:p>
          <text:p text:style-name="P39">.</text:p>
          <text:p text:style-name="P38">.<text:tab/>44</text:p>
          <text:p text:style-name="P38">.:<text:tab/>24</text:p>
          <text:p text:style-name="P38">.::<text:tab/>24, 45</text:p>
          <text:p text:style-name="P38">.cbrt<text:tab/>31</text:p>
          <text:p text:style-name="P38">.class<text:tab/>45</text:p>
          <text:p text:style-name="P38">.clone<text:tab/>46</text:p>
          <text:p text:style-name="P38">.copy<text:tab/>46</text:p>
          <text:p text:style-name="P38">.e**<text:tab/>31</text:p>
          <text:p text:style-name="P38">.init<text:tab/>46</text:p>
          <text:p text:style-name="P38">.is_class?<text:tab/>46</text:p>
          <text:p text:style-name="P38">.name<text:tab/>47</text:p>
          <text:p text:style-name="P38">.split<text:tab/>31, 57</text:p>
          <text:p text:style-name="P38">.sqrt<text:tab/>31</text:p>
          <text:p text:style-name="P38">.strlen<text:tab/>47</text:p>
          <text:p text:style-name="P38">.to_f<text:tab/>47</text:p>
          <text:p text:style-name="P38">.to_f!<text:tab/>48</text:p>
          <text:p text:style-name="P38">.to_i<text:tab/>48</text:p>
          <text:p text:style-name="P38">.to_i!<text:tab/>48</text:p>
          <text:p text:style-name="P38">.to_n<text:tab/>48</text:p>
          <text:p text:style-name="P38">.to_n!<text:tab/>49</text:p>
          <text:p text:style-name="P38">.to_r<text:tab/>49</text:p>
          <text:p text:style-name="P38">.to_r!<text:tab/>50</text:p>
          <text:p text:style-name="P38">.to_s<text:tab/>50</text:p>
          <text:p text:style-name="P38">.to_x<text:tab/>50</text:p>
          <text:p text:style-name="P38">.to_x!<text:tab/>51</text:p>
          <text:p text:style-name="P39">)</text:p>
          <text:p text:style-name="P38">)methods<text:tab/>44</text:p>
          <text:p text:style-name="P39">&amp;</text:p>
          <text:p text:style-name="P38">&amp;&amp;<text:tab/>33, 42, 44</text:p>
          <text:p text:style-name="P39">&lt;</text:p>
          <text:p text:style-name="P38">&lt;&gt;<text:tab/>51</text:p>
          <text:p text:style-name="P39">=</text:p>
          <text:p text:style-name="P38">=<text:tab/>51</text:p>
          <text:p text:style-name="P39">|</text:p>
          <text:p text:style-name="P38">||<text:tab/>33, 42, 53</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1</text:page-number> of <text:page-count>7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2H41M35S</meta:editing-duration>
    <meta:editing-cycles>1059</meta:editing-cycles>
    <meta:generator>OpenOffice/4.1.1$Win32 OpenOffice.org_project/411m6$Build-9775</meta:generator>
    <dc:date>2015-02-10T12:11:54.16</dc:date>
    <dc:creator>Peter Camilleri</dc:creator>
    <meta:printed-by>Peter Camilleri</meta:printed-by>
    <meta:print-date>2015-02-10T10:49:15.76</meta:print-date>
    <meta:document-statistic meta:table-count="55" meta:image-count="0" meta:object-count="0" meta:page-count="71" meta:paragraph-count="1662" meta:word-count="10294" meta:character-count="63663"/>
    <meta:template xlink:type="simple" xlink:actuate="onRequest" xlink:title="MyDefault" xlink:href="../../../../OpenOffice.org/3/user/template/MyDefault.ott" meta:date="2014-06-26T22:09:00.24"/>
  </office:meta>
</office:document-meta>
</file>